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top" draw:auto-grow-height="false" draw:fit-to-size="false" fo:padding-top="0.125cm" fo:padding-bottom="0.125cm" fo:padding-left="0cm" fo:padding-right="0.051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color="#0000ff" fo:hyphenate="false"/>
    </style:style>
    <style:style style:name="P2" style:family="paragraph">
      <style:paragraph-properties style:font-independent-line-spacing="true"/>
      <style:text-properties fo:color="#0000ff" fo:font-size="18pt"/>
    </style:style>
    <style:style style:name="P3" style:family="paragraph">
      <style:paragraph-properties fo:margin-top="0cm" fo:margin-bottom="0cm" fo:text-align="start" style:punctuation-wrap="hanging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fo:text-align="center" style:punctuation-wrap="hanging"/>
      <style:text-properties fo:color="#00dcff" fo:hyphenate="false"/>
    </style:style>
    <style:style style:name="P8" style:family="paragraph">
      <style:paragraph-properties style:font-independent-line-spacing="true"/>
      <style:text-properties fo:color="#00dcff" fo:font-size="18pt"/>
    </style:style>
    <style:style style:name="P9" style:family="paragraph">
      <style:paragraph-properties fo:margin-top="0cm" fo:margin-bottom="0cm" fo:text-align="center" style:punctuation-wrap="hanging"/>
      <style:text-properties fo:hyphenate="false"/>
    </style:style>
    <style:style style:name="P10" style:family="paragraph">
      <style:paragraph-properties fo:margin-left="0cm" fo:margin-right="0.127cm" fo:margin-top="0.127cm" fo:margin-bottom="0cm" fo:line-height="100%" fo:text-align="center" fo:text-indent="0cm" style:punctuation-wrap="hanging"/>
      <style:text-properties fo:font-size="18pt" fo:hyphenate="false"/>
    </style:style>
    <style:style style:name="P11" style:family="paragraph">
      <style:paragraph-properties fo:margin-left="0cm" fo:margin-right="0.127cm" fo:margin-top="0.127cm" fo:margin-bottom="0cm" fo:line-height="100%" fo:text-align="start" fo:text-indent="0cm" style:punctuation-wrap="hanging"/>
      <style:text-properties fo:font-size="18pt" fo:hyphenate="false"/>
    </style:style>
    <style:style style:name="T1" style:family="text">
      <style:text-properties fo:color="#0000ff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dcff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dbe7b6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4617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dbe7b6" style:text-line-through-style="none" fo:font-family="Constant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style:text-line-through-style="none" fo:font-family="Constant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bd0d9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Ø">
        <style:list-level-properties/>
        <style:text-properties fo:font-family="Wingdings" fo:color="#0bd0d9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809cm" svg:height="4.444cm" svg:x="1.482cm" svg:y="1.058cm" presentation:class="title" presentation:user-transformed="true">
          <draw:text-box>
            <text:p text:style-name="P1"><text:span text:style-name="T1">Global Multibanking System</text:span></text:p>
          </draw:text-box>
        </draw:frame>
        <draw:frame draw:name="Subtitle 2" presentation:style-name="pr2" draw:text-style-name="P4" draw:layer="layout" svg:width="21.818cm" svg:height="4.867cm" svg:x="1.482cm" svg:y="8.968cm" presentation:class="subtitle" presentation:user-transformed="true">
          <draw:text-box>
            <text:list text:style-name="L2">
              <text:list-item>
                <text:p text:style-name="P3"><text:span text:style-name="T2">It is a web application</text:span></text:p>
              </text:list-item>
              <text:list-item>
                <text:p text:style-name="P3"><text:span text:style-name="T2">Managing all bank accounts using one system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3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Default" presentation:presentation-page-layout-name="AL1T0">
        <draw:frame draw:name="Title 1" presentation:style-name="pr1" draw:text-style-name="P8" draw:layer="layout" svg:width="21.809cm" svg:height="4.444cm" svg:x="1.482cm" svg:y="1.058cm" presentation:class="title" presentation:user-transformed="true">
          <draw:text-box>
            <text:p text:style-name="P7"><text:span text:style-name="T4">Funds Transfer Module</text:span></text:p>
          </draw:text-box>
        </draw:frame>
        <draw:frame draw:name="Subtitle 2" presentation:style-name="pr2" draw:text-style-name="P4" draw:layer="layout" svg:width="21.818cm" svg:height="4.867cm" svg:x="1.482cm" svg:y="8.968cm" presentation:class="subtitle" presentation:user-transformed="true">
          <draw:text-box>
            <text:list text:style-name="L2">
              <text:list-item>
                <text:p text:style-name="P3"><text:span text:style-name="T2">Customer can add, view, update, delete payee details</text:span></text:p>
              </text:list-item>
              <text:list-item>
                <text:p text:style-name="P3"><text:span text:style-name="T2">Customer can transfer funds to paye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3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name="Subtitle 2" presentation:style-name="pr5" draw:text-style-name="P4" draw:layer="layout" svg:width="21.818cm" svg:height="7.118cm" svg:x="1.482cm" svg:y="10.583cm" presentation:class="subtitle" presentation:user-transformed="true">
          <draw:text-box>
            <text:p text:style-name="P9"><text:span text:style-name="T2"><text:s/></text:span><text:span text:style-name="T5">Payee Constraints</text:span></text:p>
            <text:list text:style-name="L2">
              <text:list-item>
                <text:p text:style-name="P3"><text:span text:style-name="T6">Should hold an active account </text:span></text:p>
              </text:list-item>
            </text:list>
          </draw:text-box>
        </draw:frame>
        <draw:custom-shape draw:name="Subtitle 2" draw:style-name="gr2" draw:text-style-name="P4" draw:layer="layout" svg:width="21.818cm" svg:height="5.926cm" svg:x="1.482cm" svg:y="1.905cm">
          <text:p text:style-name="P10"><text:span text:style-name="T7"><text:s text:c="4"/></text:span><text:span text:style-name="T8">Customer Constraints</text:span></text:p>
          <text:list text:style-name="L6">
            <text:list-item>
              <text:p text:style-name="P11"><text:span text:style-name="T9">Customer should be a registered user</text:span></text:p>
            </text:list-item>
          </text:list>
          <text:p text:style-name="P11"><text:span text:style-name="T9"/></text:p>
          <text:p text:style-name="P11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3" presentation:class="page"/>
          <draw:frame draw:name="Notes Placeholder 2" presentation:style-name="pr3" draw:text-style-name="P4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74a0" draw:end-color="#00c4cd" draw:start-intensity="100%" draw:end-intensity="100%" draw:angle="0" draw:border="0%"/>
    <draw:gradient draw:name="Gradient_20_8" draw:display-name="Gradient 8" draw:style="linear" draw:start-color="#00a0a8" draw:end-color="#008ab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onstantia" fo:font-size="26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language-asian="en" style:country-asian="US" style:font-style-asian="normal" style:font-weight-asian="normal" style:font-family-complex="Mangal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onstantia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7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8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draw:fit-to-size="false" fo:min-height="3.181cm" fo:padding-top="0cm" fo:padding-bottom="0cm" fo:padding-left="0.25cm" fo:padding-right="0.051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50e0ea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5772 656" draw:type="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3000 595" draw:type="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356) translate (-0.081cm 1.171cm)">
          <text:p/>
          <draw:enhanced-geometry draw:mirror-horizontal="false" draw:mirror-vertical="false" svg:viewBox="0 0 5772 1055" draw:type="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356) translate (-0.06cm 1.376cm)">
          <text:p/>
          <draw:enhanced-geometry draw:mirror-horizontal="false" draw:mirror-vertical="false" svg:viewBox="0 0 5766 854" draw:type="non-primitive" draw:modifiers="0 0 0 0 0 0 0 0" draw:enhanced-path="M 0 732 C 273 647 951 214 1638 228 2325 242 3434 854 4122 816 4810 778 5424 170 5766 0 N"/>
        </draw:custom-shape>
      </draw:g>
      <draw:frame draw:name="Title 8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29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2-22">2/22/13</text:date></text:span></text:p>
        </draw:text-box>
      </draw:frame>
      <draw:frame draw:name="Footer Placeholder 18" presentation:style-name="Mpr2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26" presentation:style-name="Mpr2" draw:text-style-name="MP8" draw:layer="backgroundobjects" svg:width="2.116cm" svg:height="1.013cm" svg:x="22.01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2-22T07:00:38.37</dc:date>
    <meta:document-statistic meta:object-count="41"/>
    <meta:generator>OpenOffice.org/3.3$Win32 OpenOffice.org_project/330m20$Build-9567</meta:generator>
  </office:meta>
</office:document-meta>
</file>